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D0000011CC6C967A56886B79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229f56" officeooo:paragraph-rsid="00229f56"/>
    </style:style>
    <style:style style:name="fr1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gramma 1</text:p>
      <text:p text:style-name="P1"/>
      <text:p text:style-name="Standard"><draw:frame draw:style-name="fr1" draw:name="Immagine1" text:anchor-type="as-char" svg:y="-6.664cm" svg:width="6.2cm" svg:height="6.177cm" draw:z-index="0"><draw:image xlink:href="Pictures/100000000000011D0000011CC6C967A56886B79B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style:writing-mode="lr-tb" style:footnote-max-height="0cm">
        <style:columns fo:column-count="3" fo:column-gap="0.6cm">
          <style:column style:rel-width="3685*" fo:start-indent="0cm" fo:end-indent="0.3cm"/>
          <style:column style:rel-width="3855*" fo:start-indent="0.3cm" fo:end-indent="0.3cm"/>
          <style:column style:rel-width="3686*" fo:start-indent="0.3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3:39:24.824665103</meta:creation-date>
    <meta:generator>LibreOffice/5.1.6.2$Linux_X86_64 LibreOffice_project/10m0$Build-2</meta:generator>
    <dc:date>2017-03-01T13:48:05.025810087</dc:date>
    <meta:editing-duration>PT8M39S</meta:editing-duration>
    <meta:editing-cycles>3</meta:editing-cycles>
    <meta:document-statistic meta:table-count="0" meta:image-count="1" meta:object-count="0" meta:page-count="1" meta:paragraph-count="2" meta:word-count="2" meta:character-count="11" meta:non-whitespace-character-count="10"/>
  </office:meta>
</office:document-meta>
</file>